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color="#333333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  <style:text-properties fo:color="#009353"/>
    </style:style>
    <style:style style:name="ce1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  <style:text-properties fo:color="#0066b3"/>
    </style:style>
    <style:style style:name="ce17" style:family="table-cell" style:parent-style-name="Default" style:data-style-name="N104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14"/>
        <table:table-column table:style-name="co2" table:default-cell-style-name="ce16"/>
        <table:table-column table:style-name="co2" table:default-cell-style-name="ce15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maño del problema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onstante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,247</text:p>
          </table:table-cell>
          <table:table-cell office:value-type="float" office:value="8" calcext:value-type="float">
            <text:p>8,000</text:p>
          </table:table-cell>
          <table:table-cell office:value-type="float" office:value="0.405875" calcext:value-type="float">
            <text:p>0,406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.841" calcext:value-type="float">
            <text:p>14,841</text:p>
          </table:table-cell>
          <table:table-cell office:value-type="float" office:value="4" calcext:value-type="float">
            <text:p>4,000</text:p>
          </table:table-cell>
          <table:table-cell office:value-type="float" office:value="3.71025" calcext:value-type="float">
            <text:p>3,710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.166" calcext:value-type="float">
            <text:p>34,166</text:p>
          </table:table-cell>
          <table:table-cell office:value-type="float" office:value="8" calcext:value-type="float">
            <text:p>8,000</text:p>
          </table:table-cell>
          <table:table-cell office:value-type="float" office:value="4.27075" calcext:value-type="float">
            <text:p>4,271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7.824" calcext:value-type="float">
            <text:p>67,824</text:p>
          </table:table-cell>
          <table:table-cell office:value-type="float" office:value="13" calcext:value-type="float">
            <text:p>13,000</text:p>
          </table:table-cell>
          <table:table-cell office:value-type="float" office:value="5.21723076923077" calcext:value-type="float">
            <text:p>5,217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.634" calcext:value-type="float">
            <text:p>111,634</text:p>
          </table:table-cell>
          <table:table-cell office:value-type="float" office:value="20" calcext:value-type="float">
            <text:p>20,000</text:p>
          </table:table-cell>
          <table:table-cell office:value-type="float" office:value="5.5817" calcext:value-type="float">
            <text:p>5,582</text:p>
          </table:table-cell>
          <table:table-cell table:number-columns-repeated="18"/>
          <table:table-cell table:style-name="ce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6.076" calcext:value-type="float">
            <text:p>136,076</text:p>
          </table:table-cell>
          <table:table-cell office:value-type="float" office:value="29" calcext:value-type="float">
            <text:p>29,000</text:p>
          </table:table-cell>
          <table:table-cell office:value-type="float" office:value="4.69227586206897" calcext:value-type="float">
            <text:p>4,692</text:p>
          </table:table-cell>
          <table:table-cell table:number-columns-repeated="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2.814" calcext:value-type="float">
            <text:p>182,814</text:p>
          </table:table-cell>
          <table:table-cell office:value-type="float" office:value="40" calcext:value-type="float">
            <text:p>40,000</text:p>
          </table:table-cell>
          <table:table-cell office:value-type="float" office:value="4.57035" calcext:value-type="float">
            <text:p>4,570</text:p>
          </table:table-cell>
          <table:table-cell table:number-columns-repeated="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7.124" calcext:value-type="float">
            <text:p>247,124</text:p>
          </table:table-cell>
          <table:table-cell office:value-type="float" office:value="52" calcext:value-type="float">
            <text:p>52,000</text:p>
          </table:table-cell>
          <table:table-cell office:value-type="float" office:value="4.75238461538462" calcext:value-type="float">
            <text:p>4,752</text:p>
          </table:table-cell>
          <table:table-cell table:number-columns-repeated="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26.151" calcext:value-type="float">
            <text:p>326,151</text:p>
          </table:table-cell>
          <table:table-cell office:value-type="float" office:value="66" calcext:value-type="float">
            <text:p>66,000</text:p>
          </table:table-cell>
          <table:table-cell office:value-type="float" office:value="4.94168181818182" calcext:value-type="float">
            <text:p>4,942</text:p>
          </table:table-cell>
          <table:table-cell table:number-columns-repeated="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3.116" calcext:value-type="float">
            <text:p>413,116</text:p>
          </table:table-cell>
          <table:table-cell office:value-type="float" office:value="82" calcext:value-type="float">
            <text:p>82,000</text:p>
          </table:table-cell>
          <table:table-cell office:value-type="float" office:value="5.038" calcext:value-type="float">
            <text:p>5,038</text:p>
          </table:table-cell>
          <table:table-cell table:number-columns-repeated="19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11.706" calcext:value-type="float">
            <text:p>511,706</text:p>
          </table:table-cell>
          <table:table-cell office:value-type="float" office:value="99" calcext:value-type="float">
            <text:p>99,000</text:p>
          </table:table-cell>
          <table:table-cell office:value-type="float" office:value="5.16874747474748" calcext:value-type="float">
            <text:p>5,169</text:p>
          </table:table-cell>
          <table:table-cell table:number-columns-repeated="19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92.085" calcext:value-type="float">
            <text:p>592,085</text:p>
          </table:table-cell>
          <table:table-cell office:value-type="float" office:value="117" calcext:value-type="float">
            <text:p>117,000</text:p>
          </table:table-cell>
          <table:table-cell office:value-type="float" office:value="5.06055555555556" calcext:value-type="float">
            <text:p>5,061</text:p>
          </table:table-cell>
          <table:table-cell table:number-columns-repeated="19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71.105" calcext:value-type="float">
            <text:p>671,105</text:p>
          </table:table-cell>
          <table:table-cell office:value-type="float" office:value="137" calcext:value-type="float">
            <text:p>137,000</text:p>
          </table:table-cell>
          <table:table-cell office:value-type="float" office:value="4.89857664233577" calcext:value-type="float">
            <text:p>4,899</text:p>
          </table:table-cell>
          <table:table-cell table:number-columns-repeated="19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03.409" calcext:value-type="float">
            <text:p>803,409</text:p>
          </table:table-cell>
          <table:table-cell office:value-type="float" office:value="160" calcext:value-type="float">
            <text:p>160,000</text:p>
          </table:table-cell>
          <table:table-cell office:value-type="float" office:value="5.02130625" calcext:value-type="float">
            <text:p>5,021</text:p>
          </table:table-cell>
          <table:table-cell table:number-columns-repeated="1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96.108" calcext:value-type="float">
            <text:p>896,108</text:p>
          </table:table-cell>
          <table:table-cell office:value-type="float" office:value="183" calcext:value-type="float">
            <text:p>183,000</text:p>
          </table:table-cell>
          <table:table-cell office:value-type="float" office:value="4.8967650273224" calcext:value-type="float">
            <text:p>4,897</text:p>
          </table:table-cell>
          <table:table-cell table:number-columns-repeated="19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83.14" calcext:value-type="float">
            <text:p>983,140</text:p>
          </table:table-cell>
          <table:table-cell office:value-type="float" office:value="208" calcext:value-type="float">
            <text:p>208,000</text:p>
          </table:table-cell>
          <table:table-cell office:value-type="float" office:value="4.72663461538462" calcext:value-type="float">
            <text:p>4,727</text:p>
          </table:table-cell>
          <table:table-cell table:number-columns-repeated="19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110.46" calcext:value-type="float">
            <text:p>1110,460</text:p>
          </table:table-cell>
          <table:table-cell office:value-type="float" office:value="235" calcext:value-type="float">
            <text:p>235,000</text:p>
          </table:table-cell>
          <table:table-cell office:value-type="float" office:value="4.72536170212766" calcext:value-type="float">
            <text:p>4,725</text:p>
          </table:table-cell>
          <table:table-cell table:number-columns-repeated="1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57.57" calcext:value-type="float">
            <text:p>1257,570</text:p>
          </table:table-cell>
          <table:table-cell office:value-type="float" office:value="264" calcext:value-type="float">
            <text:p>264,000</text:p>
          </table:table-cell>
          <table:table-cell office:value-type="float" office:value="4.76352272727273" calcext:value-type="float">
            <text:p>4,764</text:p>
          </table:table-cell>
          <table:table-cell table:number-columns-repeated="19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385.76" calcext:value-type="float">
            <text:p>1385,760</text:p>
          </table:table-cell>
          <table:table-cell office:value-type="float" office:value="293" calcext:value-type="float">
            <text:p>293,000</text:p>
          </table:table-cell>
          <table:table-cell office:value-type="float" office:value="4.72955631399317" calcext:value-type="float">
            <text:p>4,730</text:p>
          </table:table-cell>
          <table:table-cell table:number-columns-repeated="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53.04" calcext:value-type="float">
            <text:p>1553,040</text:p>
          </table:table-cell>
          <table:table-cell office:value-type="float" office:value="326" calcext:value-type="float">
            <text:p>326,000</text:p>
          </table:table-cell>
          <table:table-cell office:value-type="float" office:value="4.7639263803681" calcext:value-type="float">
            <text:p>4,764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5" office:value-type="float" office:value="270.705117655227" calcext:value-type="float">
            <text:p>270,705</text:p>
          </table:table-cell>
          <table:table-cell table:style-name="ce15" office:value-type="float" office:value="63.7893642356731" calcext:value-type="float">
            <text:p>63,789</text:p>
          </table:table-cell>
          <table:table-cell table:style-name="ce17" office:value-type="float" office:value="4.24373437325842" calcext:value-type="float">
            <text:p>4,244</text:p>
          </table:table-cell>
          <table:table-cell table:number-columns-repeated="19"/>
        </table:table-row>
        <table:table-row table:style-name="ro1" table:number-rows-repeated="8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3" table:number-columns-repeated="4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9:44:11.2606290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59:52.584617411</meta:creation-date>
    <dc:date>2018-02-26T20:12:09.354544481</dc:date>
    <meta:editing-duration>PT27M55S</meta:editing-duration>
    <meta:editing-cycles>4</meta:editing-cycles>
    <meta:generator>LibreOffice/6.0.0.3$Linux_X86_64 LibreOffice_project/64a0f66915f38c6217de274f0aa8e15618924765</meta:generator>
    <meta:document-statistic meta:table-count="1" meta:cell-count="88" meta:object-count="0"/>
  </office:meta>
</office:document-meta>
</file>